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921cm" fo:min-width="17.546cm" fo:padding-top="0.151cm" fo:padding-bottom="0.151cm" fo:padding-left="0.276cm" fo:padding-right="0.276cm"/>
    </style:style>
    <style:style style:name="gr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2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972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1.973cm" fo:min-width="5.533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background-color="#ffffff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fo:background-color="#ffffff" style:font-size-asian="14pt" style:font-size-complex="14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fo:background-color="#ffffff" style:font-size-asian="14pt" style:font-size-complex="14pt"/>
    </style:style>
    <style:style style:name="T1" style:family="text">
      <style:text-properties fo:background-color="#ffffff"/>
    </style:style>
    <style:style style:name="T2" style:family="text">
      <style:text-properties fo:font-size="14pt" fo:background-color="#ffffff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8cm" svg:height="2.223cm" svg:x="1.317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317cm" svg:y1="12.265cm" svg:x2="25.447cm" svg:y2="12.265cm">
          <text:p/>
        </draw:line>
        <draw:frame draw:style-name="gr3" draw:text-style-name="P3" draw:layer="layout" svg:width="2.627cm" svg:height="0.962cm" svg:x="2.97cm" svg:y="10.202cm">
          <draw:text-box>
            <text:p>Trusted</text:p>
          </draw:text-box>
        </draw:frame>
        <draw:frame draw:style-name="gr4" draw:text-style-name="P3" draw:layer="layout" svg:width="2.284cm" svg:height="0.962cm" svg:x="9.283cm" svg:y="10.202cm">
          <draw:text-box>
            <text:p>Virtual</text:p>
          </draw:text-box>
        </draw:frame>
        <draw:frame draw:style-name="gr5" draw:text-style-name="P3" draw:layer="layout" svg:width="2.822cm" svg:height="0.962cm" svg:x="15.07cm" svg:y="10.202cm">
          <draw:text-box>
            <text:p>Pending</text:p>
          </draw:text-box>
        </draw:frame>
        <draw:frame draw:style-name="gr6" draw:text-style-name="P4" draw:layer="layout" svg:width="0.68cm" svg:height="0.962cm" svg:x="10.072cm" svg:y="12.4cm">
          <draw:text-box>
            <text:p><text:span text:style-name="T1">t</text:span></text:p>
          </draw:text-box>
        </draw:frame>
        <draw:line draw:style-name="gr7" draw:text-style-name="P2" draw:layer="layout" svg:x1="7.348cm" svg:y1="9.572cm" svg:x2="7.348cm" svg:y2="11.795cm">
          <text:p/>
        </draw:line>
        <draw:line draw:style-name="gr7" draw:text-style-name="P2" draw:layer="layout" svg:x1="13.382cm" svg:y1="9.573cm" svg:x2="13.382cm" svg:y2="11.796cm">
          <text:p/>
        </draw:line>
        <draw:line draw:style-name="gr8" draw:text-style-name="P5" draw:layer="layout" svg:x1="1.35cm" svg:y1="8.671cm" svg:x2="1.35cm" svg:y2="9.442cm">
          <text:p/>
        </draw:line>
        <draw:line draw:style-name="gr8" draw:text-style-name="P5" draw:layer="layout" svg:x1="7.35cm" svg:y1="8.671cm" svg:x2="7.35cm" svg:y2="9.442cm">
          <text:p/>
        </draw:line>
        <draw:line draw:style-name="gr8" draw:text-style-name="P5" draw:layer="layout" svg:x1="13.37cm" svg:y1="8.671cm" svg:x2="13.37cm" svg:y2="9.442cm">
          <text:p/>
        </draw:line>
        <draw:frame draw:style-name="gr9" draw:text-style-name="P7" draw:layer="layout" svg:width="4.447cm" svg:height="0.806cm" svg:x="5.099cm" svg:y="7.369cm">
          <draw:text-box>
            <text:p text:style-name="P6"><text:span text:style-name="T2">Batch sequencing</text:span></text:p>
          </draw:text-box>
        </draw:frame>
        <draw:frame draw:style-name="gr10" draw:text-style-name="P7" draw:layer="layout" svg:width="5.789cm" svg:height="1.916cm" svg:x="10.455cm" svg:y="6.814cm">
          <draw:text-box>
            <text:p text:style-name="P6"><text:span text:style-name="T2">Sequence of batches</text:span></text:p>
            <text:p text:style-name="P6"><text:span text:style-name="T2"><text:s/></text:span><text:span text:style-name="T2">aggregation by</text:span></text:p>
            <text:p text:style-name="P6"><text:span text:style-name="T2">independent Aggregator</text:span></text:p>
          </draw:text-box>
        </draw:frame>
        <draw:frame draw:style-name="gr11" draw:text-style-name="P7" draw:layer="layout" svg:width="5.472cm" svg:height="1.916cm" svg:x="-1.403cm" svg:y="6.814cm">
          <draw:text-box>
            <text:p text:style-name="P6"><text:span text:style-name="T2">Batch generation </text:span></text:p>
            <text:p text:style-name="P6"><text:span text:style-name="T2">&amp;</text:span></text:p>
            <text:p text:style-name="P6"><text:span text:style-name="T2">Broadcast to L2 nodes</text:span></text:p>
          </draw:text-box>
        </draw:frame>
        <draw:custom-shape draw:style-name="gr12" draw:text-style-name="P9" draw:layer="layout" svg:width="6.033cm" svg:height="2.223cm" svg:x="19.405cm" svg:y="9.572cm">
          <text:p text:style-name="P8">Consolidated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9.415cm" svg:y1="13.031cm" svg:x2="13.408cm" svg:y2="13.031cm">
          <text:p/>
        </draw:line>
        <draw:line draw:style-name="gr13" draw:text-style-name="P2" draw:layer="layout" svg:x1="19.415cm" svg:y1="13.065cm" svg:x2="19.415cm" svg:y2="12.438cm">
          <text:p/>
        </draw:line>
        <draw:line draw:style-name="gr13" draw:text-style-name="P2" draw:layer="layout" svg:x1="13.43cm" svg:y1="13.035cm" svg:x2="13.43cm" svg:y2="12.408cm">
          <text:p/>
        </draw:line>
        <draw:line draw:style-name="gr13" draw:text-style-name="P2" draw:layer="layout" svg:x1="16.536cm" svg:y1="13.677cm" svg:x2="16.536cm" svg:y2="13.05cm">
          <text:p/>
        </draw:line>
        <draw:frame draw:style-name="gr14" draw:text-style-name="P10" draw:layer="layout" svg:width="6.871cm" svg:height="1.361cm" svg:x="13.614cm" svg:y="13.7cm">
          <draw:text-box>
            <text:p><text:span text:style-name="T2"><text:s/>≥ </text:span><text:span text:style-name="T2">pendingStateTime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30T00:38:34.317638500</meta:creation-date>
    <dc:date>2023-01-28T16:52:33.334411245</dc:date>
    <meta:editing-duration>P1DT12H4M9S</meta:editing-duration>
    <meta:editing-cycles>25</meta:editing-cycles>
    <meta:generator>LibreOffice/7.3.7.2$Linux_X86_64 LibreOffice_project/30$Build-2</meta:generator>
    <meta:document-statistic meta:object-count="20"/>
  </office:meta>
</office:document-meta>
</file>